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994" officeooo:paragraph-rsid="00065994"/>
    </style:style>
    <style:style style:name="P2" style:family="paragraph" style:parent-style-name="Standard">
      <style:text-properties officeooo:rsid="00082bc8" officeooo:paragraph-rsid="00082bc8"/>
    </style:style>
    <style:style style:name="P3" style:family="paragraph" style:parent-style-name="Standard">
      <style:text-properties officeooo:rsid="0009e4dc" officeooo:paragraph-rsid="0009e4dc"/>
    </style:style>
    <style:style style:name="P4" style:family="paragraph" style:parent-style-name="Standard">
      <style:text-properties officeooo:rsid="000ab234" officeooo:paragraph-rsid="000ab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rcho capitalists</text:p>
      <text:p text:style-name="P1"><text:tab/>privatize everything</text:p>
      <text:p text:style-name="P1"/>
      <text:p text:style-name="P1">Non-agression principle<text:tab/></text:p>
      <text:p text:style-name="P1"/>
      <text:p text:style-name="P1">civil libertarianism</text:p>
      <text:p text:style-name="P1"><text:tab/></text:p>
      <text:p text:style-name="P1">classical liberal</text:p>
      <text:p text:style-name="P1"/>
      <text:p text:style-name="P2">minarchist</text:p>
      <text:p text:style-name="P2"/>
      <text:p text:style-name="P2">fiscal libertarian</text:p>
      <text:p text:style-name="P2"/>
      <text:p text:style-name="P3">geo libertarian</text:p>
      <text:p text:style-name="P3"/>
      <text:p text:style-name="P3">libertarian socialist</text:p>
      <text:p text:style-name="P3"/>
      <text:p text:style-name="P3">neo-libertarian</text:p>
      <text:p text:style-name="P3"><text:tab/>strong military</text:p>
      <text:p text:style-name="P3"/>
      <text:p text:style-name="P4">objectivism</text:p>
      <text:p text:style-name="P4"/>
      <text:p text:style-name="P4">paleo libertarianism</text:p>
      <text:p text:style-name="P4"><text:tab/>isolationism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6:56:06.219254358</meta:creation-date>
    <dc:date>2017-04-30T22:44:16.076195775</dc:date>
    <meta:editing-duration>PT5H17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4" meta:character-count="242" meta:non-whitespace-character-count="226"/>
  </office:meta>
</office:document-meta>
</file>